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aa7" officeooo:paragraph-rsid="0008da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81012 <text:s text:c="15"/>lagem <text:s text:c="3"/>Running <text:s text:c="4"/>1 <text:s/>2:14:02:24 <text:s/>Fri Sep <text:s/>4 06:46:02</text:p>
      <text:p text:style-name="P1">281014 <text:s text:c="15"/>lagem <text:s text:c="3"/>Running <text:s text:c="4"/>1 <text:s/>2:14:02:24 <text:s/>Fri Sep <text:s/>4 06:46:02</text:p>
      <text:p text:style-name="P1">281019 <text:s text:c="15"/>lagem <text:s text:c="3"/>Running <text:s text:c="4"/>1 <text:s/>2:14:02:40 <text:s/>Fri Sep <text:s/>4 06:46:18</text:p>
      <text:p text:style-name="P1">281023 <text:s text:c="15"/>lagem <text:s text:c="3"/>Running <text:s text:c="4"/>1 <text:s/>2:14:02:40 <text:s/>Fri Sep <text:s/>4 06:46:18</text:p>
      <text:p text:style-name="P1">281020 <text:s text:c="15"/>lagem <text:s text:c="3"/>Running <text:s text:c="4"/>1 <text:s/>2:14:02:40 <text:s/>Fri Sep <text:s/>4 06:46:18</text:p>
      <text:p text:style-name="P1">281021 <text:s text:c="15"/>lagem <text:s text:c="3"/>Running <text:s text:c="4"/>1 <text:s/>2:14:02:40 <text:s/>Fri Sep <text:s/>4 06:46:18</text:p>
      <text:p text:style-name="P1">281022 <text:s text:c="15"/>lagem <text:s text:c="3"/>Running <text:s text:c="4"/>1 <text:s/>2:14:02:40 <text:s/>Fri Sep <text:s/>4 06:46:18</text:p>
      <text:p text:style-name="P1">281029 <text:s text:c="15"/>lagem <text:s text:c="3"/>Running <text:s text:c="4"/>1 <text:s/>2:14:02:56 <text:s/>Fri Sep <text:s/>4 06:46:34</text:p>
      <text:p text:style-name="P1">281026 <text:s text:c="15"/>lagem <text:s text:c="3"/>Running <text:s text:c="4"/>1 <text:s/>2:14:02:56 <text:s/>Fri Sep <text:s/>4 06:46:34</text:p>
      <text:p text:style-name="P1">281031 <text:s text:c="15"/>lagem <text:s text:c="3"/>Running <text:s text:c="4"/>1 <text:s/>2:14:02:56 <text:s/>Fri Sep <text:s/>4 06:46:34</text:p>
      <text:p text:style-name="P1">281027 <text:s text:c="15"/>lagem <text:s text:c="3"/>Running <text:s text:c="4"/>1 <text:s/>2:14:02:56 <text:s/>Fri Sep <text:s/>4 06:46:34</text:p>
      <text:p text:style-name="P1">281025 <text:s text:c="15"/>lagem <text:s text:c="3"/>Running <text:s text:c="4"/>1 <text:s/>2:14:02:56 <text:s/>Fri Sep <text:s/>4 06:46:34</text:p>
      <text:p text:style-name="P1">281024 <text:s text:c="15"/>lagem <text:s text:c="3"/>Running <text:s text:c="4"/>1 <text:s/>2:14:02:56 <text:s/>Fri Sep <text:s/>4 06:46:34</text:p>
      <text:p text:style-name="P1">281034 <text:s text:c="15"/>lagem <text:s text:c="3"/>Running <text:s text:c="4"/>1 <text:s/>2:14:03:12 <text:s/>Fri Sep <text:s/>4 06:46:50</text:p>
      <text:p text:style-name="P1">281035 <text:s text:c="15"/>lagem <text:s text:c="3"/>Running <text:s text:c="4"/>1 <text:s/>2:14:03:12 <text:s/>Fri Sep <text:s/>4 06:46:50</text:p>
      <text:p text:style-name="P1">281032 <text:s text:c="15"/>lagem <text:s text:c="3"/>Running <text:s text:c="4"/>1 <text:s/>2:14:03:12 <text:s/>Fri Sep <text:s/>4 06:46:50</text:p>
      <text:p text:style-name="P1">281033 <text:s text:c="15"/>lagem <text:s text:c="3"/>Running <text:s text:c="4"/>1 <text:s/>2:14:03:12 <text:s/>Fri Sep <text:s/>4 06:46:50</text:p>
      <text:p text:style-name="P1">281036 <text:s text:c="15"/>lagem <text:s text:c="3"/>Running <text:s text:c="4"/>1 <text:s/>2:14:03:12 <text:s/>Fri Sep <text:s/>4 06:46:50</text:p>
      <text:p text:style-name="P1">280255 <text:s text:c="13"/>hshahin <text:s text:c="3"/>Running <text:s text:c="3"/>12 <text:s/>2:18:16:02 <text:s/>Fri Sep <text:s/>4 10:59:40</text:p>
      <text:p text:style-name="P1">280990 <text:s text:c="13"/>aijc911 <text:s text:c="3"/>Running <text:s text:c="3"/>24 <text:s/>2:18:16:02 <text:s/>Fri Sep <text:s/>4 10:59:40</text:p>
      <text:p text:style-name="P1">280247 <text:s text:c="13"/>hshahin <text:s text:c="3"/>Running <text:s text:c="3"/>48 <text:s/>2:18:22:31 <text:s/>Fri Sep <text:s/>4 11:06:09</text:p>
      <text:p text:style-name="P1">281046 <text:s text:c="13"/>hshahin <text:s text:c="3"/>Running <text:s text:c="3"/>12 <text:s/>2:19:44:00 <text:s/>Fri Sep <text:s/>4 12:27:38</text:p>
      <text:p text:style-name="P1">281050 <text:s text:c="12"/>stoyanov <text:s text:c="3"/>Running <text:s text:c="4"/>1 <text:s/>2:22:30:28 <text:s/>Fri Sep <text:s/>4 15:14:06</text:p>
      <text:p text:style-name="P1">281051 <text:s text:c="12"/>stoyanov <text:s text:c="3"/>Running <text:s text:c="4"/>1 <text:s/>2:22:30:28 <text:s/>Fri Sep <text:s/>4 15:14:06</text:p>
      <text:p text:style-name="P1">281053 <text:s text:c="12"/>stoyanov <text:s text:c="3"/>Running <text:s text:c="4"/>1 <text:s/>2:22:30:44 <text:s/>Fri Sep <text:s/>4 15:14:22</text:p>
      <text:p text:style-name="P1">281052 <text:s text:c="12"/>stoyanov <text:s text:c="3"/>Running <text:s text:c="4"/>1 <text:s/>2:22:30:44 <text:s/>Fri Sep <text:s/>4 15:14:22</text:p>
      <text:p text:style-name="P1">281054 <text:s text:c="12"/>stoyanov <text:s text:c="3"/>Running <text:s text:c="4"/>1 <text:s/>2:22:32:04 <text:s/>Fri Sep <text:s/>4 15:15:42</text:p>
      <text:p text:style-name="P1">281056 <text:s text:c="12"/>stoyanov <text:s text:c="3"/>Running <text:s text:c="4"/>1 <text:s/>2:22:32:04 <text:s/>Fri Sep <text:s/>4 15:15:42</text:p>
      <text:p text:style-name="P1">281055 <text:s text:c="12"/>stoyanov <text:s text:c="3"/>Running <text:s text:c="4"/>1 <text:s/>2:22:32:04 <text:s/>Fri Sep <text:s/>4 15:15:42</text:p>
      <text:p text:style-name="P1">281057 <text:s text:c="12"/>stoyanov <text:s text:c="3"/>Running <text:s text:c="4"/>1 <text:s/>2:22:32:20 <text:s/>Fri Sep <text:s/>4 15:15:58</text:p>
      <text:p text:style-name="P1"></text:p>
      <text:p text:style-name="P1">45 active jobs <text:s text:c="9"/>202 of 336 processors in use by local jobs (60.12%)</text:p>
      <text:p text:style-name="P1"><text:s text:c="26"/>13 of 14 nodes active <text:s text:c="5"/>(92.86%)</text:p>
      <text:p text:style-name="P1"></text:p>
      <text:p text:style-name="P1">eligible jobs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279672 <text:s text:c="15"/>kevmu <text:s text:c="6"/>Idle <text:s text:c="3"/>96 <text:s text:c="3"/>12:00:00 <text:s/>Tue Sep <text:s/>1 23:35:51</text:p>
      <text:p text:style-name="P1">281045 <text:s text:c="13"/>hshahin <text:s text:c="6"/>Idle <text:s text:c="3"/>12 <text:s/>3:00:00:00 <text:s/>Fri Sep <text:s/>4 09:10:30</text:p>
      <text:p text:style-name="P1"></text:p>
      <text:p text:style-name="P1">2 eligible jobs <text:s text:c="2"/></text:p>
      <text:p text:style-name="P1"></text:p>
      <text:p text:style-name="P1">blocked jobs-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</text:p>
      <text:p text:style-name="P1">0 blocked jobs <text:s text:c="2"/></text:p>
      <text:p text:style-name="P1"></text:p>
      <text:p text:style-name="P1">Total jobs: <text:s/>47</text:p>
      <text:p text:style-name="P1"><text:soft-page-break/></text:p>
      <text:p text:style-name="P1">breezy:/global/scratch/mlaylwar: showq -u mlaylwar</text:p>
      <text:p text:style-name="P1"></text:p>
      <text:p text:style-name="P1">active jobs------------------------</text:p>
      <text:p text:style-name="P1">JOBID <text:s text:c="13"/>USERNAME <text:s text:c="5"/>STATE PROCS <text:s text:c="2"/>REMAINING <text:s text:c="11"/>STARTTIME</text:p>
      <text:p text:style-name="P1"></text:p>
      <text:p text:style-name="P1"></text:p>
      <text:p text:style-name="P1">0 active jobs <text:s text:c="12"/>0 of 336 processors in use by local jobs (0.00%)</text:p>
      <text:p text:style-name="P1"><text:s text:c="26"/>12 of 14 nodes active <text:s text:c="5"/>(85.71%)</text:p>
      <text:p text:style-name="P1"></text:p>
      <text:p text:style-name="P1">eligible jobs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</text:p>
      <text:p text:style-name="P1">0 eligible jobs <text:s text:c="2"/></text:p>
      <text:p text:style-name="P1"></text:p>
      <text:p text:style-name="P1">blocked jobs-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</text:p>
      <text:p text:style-name="P1">0 blocked jobs <text:s text:c="2"/></text:p>
      <text:p text:style-name="P1"></text:p>
      <text:p text:style-name="P1">Total jobs: <text:s/>0</text:p>
      <text:p text:style-name="P1"></text:p>
      <text:p text:style-name="P1">breezy:/global/scratch/mlaylwar: ls</text:p>
      <text:p text:style-name="P1">total 12</text:p>
      <text:p text:style-name="P1">-rw-rw-r-- 1 mlaylwar mlaylwar 880 Sep <text:s/>4 16:25 bwa.pbs</text:p>
      <text:p text:style-name="P1">-rw------- 1 mlaylwar mlaylwar <text:s/>33 Sep <text:s/>4 16:43 bwa.pbs.e281058</text:p>
      <text:p text:style-name="P1">-rw------- 1 mlaylwar mlaylwar 207 Sep <text:s/>4 16:43 bwa.pbs.o281058</text:p>
      <text:p text:style-name="P1">breezy:/global/scratch/mlaylwar: cat bwa.pbs.e281058 </text:p>
      <text:p text:style-name="P1">[main] unrecognized command '-h'</text:p>
      <text:p text:style-name="P1">breezy:/global/scratch/mlaylwar: cat bwa.pbs.o281058 </text:p>
      <text:p text:style-name="P1">Current working directory is /global/scratch/mlaylwar</text:p>
      <text:p text:style-name="P1">Running on b07</text:p>
      <text:p text:style-name="P1">Running on 24 cores.</text:p>
      <text:p text:style-name="P1">Starting run at: Fri Sep <text:s/>4 16:43:26 MDT 2015</text:p>
      <text:p text:style-name="P1">Program bwa finished with exit code 1 at: Fri Sep <text:s/>4 16:43:26 MDT 2015</text:p>
      <text:p text:style-name="P1">breezy:/global/scratch/mlaylwar: showq</text:p>
      <text:p text:style-name="P1"></text:p>
      <text:p text:style-name="P1">active jobs------------------------</text:p>
      <text:p text:style-name="P1">JOBID <text:s text:c="13"/>USERNAME <text:s text:c="5"/>STATE PROCS <text:s text:c="2"/>REMAINING <text:s text:c="11"/>STARTTIME</text:p>
      <text:p text:style-name="P1"></text:p>
      <text:p text:style-name="P1">279767 <text:s text:c="15"/>nking <text:s text:c="3"/>Running <text:s text:c="4"/>1 <text:s text:c="3"/>18:31:10 <text:s/>Wed Sep <text:s/>2 11:18:13</text:p>
      <text:p text:style-name="P1">279831 <text:s text:c="13"/>wailung <text:s text:c="3"/>Running <text:s text:c="4"/>4 <text:s text:c="3"/>21:08:28 <text:s/>Wed Sep <text:s/>2 13:55:31</text:p>
      <text:p text:style-name="P1">279895 <text:s text:c="13"/>wailung <text:s text:c="3"/>Running <text:s text:c="4"/>4 <text:s text:c="3"/>21:46:46 <text:s/>Wed Sep <text:s/>2 14:33:49</text:p>
      <text:p text:style-name="P1">281049 <text:s text:c="13"/>wailung <text:s text:c="3"/>Running <text:s text:c="4"/>1 <text:s text:c="3"/>22:21:27 <text:s/>Fri Sep <text:s/>4 15:08:30</text:p>
      <text:p text:style-name="P1">279621 <text:s text:c="13"/>tdewolf <text:s text:c="3"/>Running <text:s text:c="4"/>1 <text:s/>1:00:33:36 <text:s/>Tue Sep <text:s/>1 11:20:39</text:p>
      <text:p text:style-name="P1">279407 <text:s text:c="13"/>gleducr <text:s text:c="3"/>Running <text:s text:c="3"/>15 <text:s/>1:01:58:45 <text:s/>Wed Sep <text:s/>2 18:45:48</text:p>
      <text:p text:style-name="P1">280979 <text:s text:c="13"/>wailung <text:s text:c="3"/>Running <text:s text:c="4"/>1 <text:s/>1:21:39:29 <text:s/>Thu Sep <text:s/>3 14:26:32</text:p>
      <text:p text:style-name="P1"><text:soft-page-break/>280253 <text:s text:c="13"/>hshahin <text:s text:c="3"/>Running <text:s text:c="3"/>12 <text:s/>2:13:42:43 <text:s/>Fri Sep <text:s/>4 06:29:46</text:p>
      <text:p text:style-name="P1">280254 <text:s text:c="13"/>hshahin <text:s text:c="3"/>Running <text:s text:c="3"/>12 <text:s/>2:13:44:39 <text:s/>Fri Sep <text:s/>4 06:31:42</text:p>
      <text:p text:style-name="P1">281005 <text:s text:c="15"/>lagem <text:s text:c="3"/>Running <text:s text:c="4"/>1 <text:s/>2:13:58:43 <text:s/>Fri Sep <text:s/>4 06:45:46</text:p>
      <text:p text:style-name="P1">281011 <text:s text:c="15"/>lagem <text:s text:c="3"/>Running <text:s text:c="4"/>1 <text:s/>2:13:58:59 <text:s/>Fri Sep <text:s/>4 06:46:02</text:p>
      <text:p text:style-name="P1">281010 <text:s text:c="15"/>lagem <text:s text:c="3"/>Running <text:s text:c="4"/>1 <text:s/>2:13:58:59 <text:s/>Fri Sep <text:s/>4 06:46:02</text:p>
      <text:p text:style-name="P1">281015 <text:s text:c="15"/>lagem <text:s text:c="3"/>Running <text:s text:c="4"/>1 <text:s/>2:13:58:59 <text:s/>Fri Sep <text:s/>4 06:46:02</text:p>
      <text:p text:style-name="P1">281013 <text:s text:c="15"/>lagem <text:s text:c="3"/>Running <text:s text:c="4"/>1 <text:s/>2:13:58:59 <text:s/>Fri Sep <text:s/>4 06:46:02</text:p>
      <text:p text:style-name="P1">281012 <text:s text:c="15"/>lagem <text:s text:c="3"/>Running <text:s text:c="4"/>1 <text:s/>2:13:58:59 <text:s/>Fri Sep <text:s/>4 06:46:02</text:p>
      <text:p text:style-name="P1">281014 <text:s text:c="15"/>lagem <text:s text:c="3"/>Running <text:s text:c="4"/>1 <text:s/>2:13:58:59 <text:s/>Fri Sep <text:s/>4 06:46:02</text:p>
      <text:p text:style-name="P1">281019 <text:s text:c="15"/>lagem <text:s text:c="3"/>Running <text:s text:c="4"/>1 <text:s/>2:13:59:15 <text:s/>Fri Sep <text:s/>4 06:46:18</text:p>
      <text:p text:style-name="P1">281023 <text:s text:c="15"/>lagem <text:s text:c="3"/>Running <text:s text:c="4"/>1 <text:s/>2:13:59:15 <text:s/>Fri Sep <text:s/>4 06:46:18</text:p>
      <text:p text:style-name="P1">281020 <text:s text:c="15"/>lagem <text:s text:c="3"/>Running <text:s text:c="4"/>1 <text:s/>2:13:59:15 <text:s/>Fri Sep <text:s/>4 06:46:18</text:p>
      <text:p text:style-name="P1">281021 <text:s text:c="15"/>lagem <text:s text:c="3"/>Running <text:s text:c="4"/>1 <text:s/>2:13:59:15 <text:s/>Fri Sep <text:s/>4 06:46:18</text:p>
      <text:p text:style-name="P1">281022 <text:s text:c="15"/>lagem <text:s text:c="3"/>Running <text:s text:c="4"/>1 <text:s/>2:13:59:15 <text:s/>Fri Sep <text:s/>4 06:46:18</text:p>
      <text:p text:style-name="P1">281029 <text:s text:c="15"/>lagem <text:s text:c="3"/>Running <text:s text:c="4"/>1 <text:s/>2:13:59:31 <text:s/>Fri Sep <text:s/>4 06:46:34</text:p>
      <text:p text:style-name="P1">281026 <text:s text:c="15"/>lagem <text:s text:c="3"/>Running <text:s text:c="4"/>1 <text:s/>2:13:59:31 <text:s/>Fri Sep <text:s/>4 06:46:34</text:p>
      <text:p text:style-name="P1">281031 <text:s text:c="15"/>lagem <text:s text:c="3"/>Running <text:s text:c="4"/>1 <text:s/>2:13:59:31 <text:s/>Fri Sep <text:s/>4 06:46:34</text:p>
      <text:p text:style-name="P1">281027 <text:s text:c="15"/>lagem <text:s text:c="3"/>Running <text:s text:c="4"/>1 <text:s/>2:13:59:31 <text:s/>Fri Sep <text:s/>4 06:46:34</text:p>
      <text:p text:style-name="P1">281025 <text:s text:c="15"/>lagem <text:s text:c="3"/>Running <text:s text:c="4"/>1 <text:s/>2:13:59:31 <text:s/>Fri Sep <text:s/>4 06:46:34</text:p>
      <text:p text:style-name="P1">281024 <text:s text:c="15"/>lagem <text:s text:c="3"/>Running <text:s text:c="4"/>1 <text:s/>2:13:59:31 <text:s/>Fri Sep <text:s/>4 06:46:34</text:p>
      <text:p text:style-name="P1">281034 <text:s text:c="15"/>lagem <text:s text:c="3"/>Running <text:s text:c="4"/>1 <text:s/>2:13:59:47 <text:s/>Fri Sep <text:s/>4 06:46:50</text:p>
      <text:p text:style-name="P1">281035 <text:s text:c="15"/>lagem <text:s text:c="3"/>Running <text:s text:c="4"/>1 <text:s/>2:13:59:47 <text:s/>Fri Sep <text:s/>4 06:46:50</text:p>
      <text:p text:style-name="P1">281032 <text:s text:c="15"/>lagem <text:s text:c="3"/>Running <text:s text:c="4"/>1 <text:s/>2:13:59:47 <text:s/>Fri Sep <text:s/>4 06:46:50</text:p>
      <text:p text:style-name="P1">281033 <text:s text:c="15"/>lagem <text:s text:c="3"/>Running <text:s text:c="4"/>1 <text:s/>2:13:59:47 <text:s/>Fri Sep <text:s/>4 06:46:50</text:p>
      <text:p text:style-name="P1">281036 <text:s text:c="15"/>lagem <text:s text:c="3"/>Running <text:s text:c="4"/>1 <text:s/>2:13:59:47 <text:s/>Fri Sep <text:s/>4 06:46:50</text:p>
      <text:p text:style-name="P1">280255 <text:s text:c="13"/>hshahin <text:s text:c="3"/>Running <text:s text:c="3"/>12 <text:s/>2:18:12:37 <text:s/>Fri Sep <text:s/>4 10:59:40</text:p>
      <text:p text:style-name="P1">280990 <text:s text:c="13"/>aijc911 <text:s text:c="3"/>Running <text:s text:c="3"/>24 <text:s/>2:18:12:37 <text:s/>Fri Sep <text:s/>4 10:59:40</text:p>
      <text:p text:style-name="P1">280247 <text:s text:c="13"/>hshahin <text:s text:c="3"/>Running <text:s text:c="3"/>48 <text:s/>2:18:19:06 <text:s/>Fri Sep <text:s/>4 11:06:09</text:p>
      <text:p text:style-name="P1">281046 <text:s text:c="13"/>hshahin <text:s text:c="3"/>Running <text:s text:c="3"/>12 <text:s/>2:19:40:35 <text:s/>Fri Sep <text:s/>4 12:27:38</text:p>
      <text:p text:style-name="P1">281050 <text:s text:c="12"/>stoyanov <text:s text:c="3"/>Running <text:s text:c="4"/>1 <text:s/>2:22:27:03 <text:s/>Fri Sep <text:s/>4 15:14:06</text:p>
      <text:p text:style-name="P1">281051 <text:s text:c="12"/>stoyanov <text:s text:c="3"/>Running <text:s text:c="4"/>1 <text:s/>2:22:27:03 <text:s/>Fri Sep <text:s/>4 15:14:06</text:p>
      <text:p text:style-name="P1">281053 <text:s text:c="12"/>stoyanov <text:s text:c="3"/>Running <text:s text:c="4"/>1 <text:s/>2:22:27:19 <text:s/>Fri Sep <text:s/>4 15:14:22</text:p>
      <text:p text:style-name="P1">281052 <text:s text:c="12"/>stoyanov <text:s text:c="3"/>Running <text:s text:c="4"/>1 <text:s/>2:22:27:19 <text:s/>Fri Sep <text:s/>4 15:14:22</text:p>
      <text:p text:style-name="P1">281054 <text:s text:c="12"/>stoyanov <text:s text:c="3"/>Running <text:s text:c="4"/>1 <text:s/>2:22:28:39 <text:s/>Fri Sep <text:s/>4 15:15:42</text:p>
      <text:p text:style-name="P1">281056 <text:s text:c="12"/>stoyanov <text:s text:c="3"/>Running <text:s text:c="4"/>1 <text:s/>2:22:28:39 <text:s/>Fri Sep <text:s/>4 15:15:42</text:p>
      <text:p text:style-name="P1">281055 <text:s text:c="12"/>stoyanov <text:s text:c="3"/>Running <text:s text:c="4"/>1 <text:s/>2:22:28:39 <text:s/>Fri Sep <text:s/>4 15:15:42</text:p>
      <text:p text:style-name="P1">281057 <text:s text:c="12"/>stoyanov <text:s text:c="3"/>Running <text:s text:c="4"/>1 <text:s/>2:22:28:55 <text:s/>Fri Sep <text:s/>4 15:15:58</text:p>
      <text:p text:style-name="P1"></text:p>
      <text:p text:style-name="P1">44 active jobs <text:s text:c="9"/>178 of 336 processors in use by local jobs (52.98%)</text:p>
      <text:p text:style-name="P1"><text:s text:c="26"/>12 of 14 nodes active <text:s text:c="5"/>(85.71%)</text:p>
      <text:p text:style-name="P1"></text:p>
      <text:p text:style-name="P1">eligible jobs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279672 <text:s text:c="15"/>kevmu <text:s text:c="6"/>Idle <text:s text:c="3"/>96 <text:s text:c="3"/>12:00:00 <text:s/>Tue Sep <text:s/>1 23:35:51</text:p>
      <text:p text:style-name="P1">281045 <text:s text:c="13"/>hshahin <text:s text:c="6"/>Idle <text:s text:c="3"/>12 <text:s/>3:00:00:00 <text:s/>Fri Sep <text:s/>4 09:10:30</text:p>
      <text:p text:style-name="P1"></text:p>
      <text:p text:style-name="P1">2 eligible jobs <text:s text:c="2"/></text:p>
      <text:p text:style-name="P1"></text:p>
      <text:p text:style-name="P1"><text:soft-page-break/>blocked jobs-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</text:p>
      <text:p text:style-name="P1">0 blocked jobs <text:s text:c="2"/></text:p>
      <text:p text:style-name="P1"></text:p>
      <text:p text:style-name="P1">Total jobs: <text:s/>46</text:p>
      <text:p text:style-name="P1"></text:p>
      <text:p text:style-name="P1">breezy:/global/scratch/mlaylwar: ls ~/dagta</text:p>
      <text:p text:style-name="P1">/bin/ls: cannot access /home/mlaylwar/dagta: No such file or directory</text:p>
      <text:p text:style-name="P1">breezy:/global/scratch/mlaylwar: ls ~/data </text:p>
      <text:p text:style-name="P1">total 12274700</text:p>
      <text:p text:style-name="P1">-rw-r----- 1 mlaylwar mlaylwar <text:s text:c="2"/>964582969 Sep <text:s/>4 15:49 GenomeAssembly.fna.gz</text:p>
      <text:p text:style-name="P1">-rw-rw-r-- 1 mlaylwar mlaylwar 11591393270 Sep <text:s/>4 16:41 SRR709438_1.fastq.gz</text:p>
      <text:p text:style-name="P1">breezy:/global/scratch/mlaylwar: mkdir index</text:p>
      <text:p text:style-name="P1">cd index</text:p>
      <text:p text:style-name="P1">breezy:/global/scratch/mlaylwar: cd index</text:p>
      <text:p text:style-name="P1">breezy:/global/scratch/mlaylwar/index: gunzip ~/data/GenomeAssembly.fna.gz </text:p>
      <text:p text:style-name="P1">breezy:/global/scratch/mlaylwar/index: ls</text:p>
      <text:p text:style-name="P1">total 0</text:p>
      <text:p text:style-name="P1">breezy:/global/scratch/mlaylwar/index: ls</text:p>
      <text:p text:style-name="P1">total 0</text:p>
      <text:p text:style-name="P1">breezy:/global/scratch/mlaylwar/index: ls <text:s/>~/data/GenomeAssembly.fna.gz </text:p>
      <text:p text:style-name="P1">/bin/ls: cannot access /home/mlaylwar/data/GenomeAssembly.fna.gz: No such file or directory</text:p>
      <text:p text:style-name="P1">breezy:/global/scratch/mlaylwar/index: ls <text:s/>~/data/GenomeAssembly.fna <text:s text:c="3"/></text:p>
      <text:p text:style-name="P1">-rw-r----- 1 mlaylwar mlaylwar 3188758951 Sep <text:s/>4 15:49 /home/mlaylwar/data/GenomeAssembly.fna</text:p>
      <text:p text:style-name="P1">breezy:/global/scratch/mlaylwar/index: mv ~/data/GenomeAssembly.fna .</text:p>
      <text:p text:style-name="P1"></text:p>
      <text:p text:style-name="P1">^Z</text:p>
      <text:p text:style-name="P1"></text:p>
      <text:p text:style-name="P1">[2]+ <text:s/>Stopped <text:s text:c="16"/>mv -i ~/data/GenomeAssembly.fna .</text:p>
      <text:p text:style-name="P1">breezy:/global/scratch/mlaylwar/index: </text:p>
      <text:p text:style-name="P1">breezy:/global/scratch/mlaylwar/index: bg</text:p>
      <text:p text:style-name="P1">[2]+ mv -i ~/data/GenomeAssembly.fna . &amp;</text:p>
      <text:p text:style-name="P1">breezy:/global/scratch/mlaylwar/index: lsls</text:p>
      <text:p text:style-name="P1">-bash: lsls: command not found</text:p>
      <text:p text:style-name="P1">breezy:/global/scratch/mlaylwar/index: </text:p>
      <text:p text:style-name="P1">breezy:/global/scratch/mlaylwar/index: </text:p>
      <text:p text:style-name="P1">breezy:/global/scratch/mlaylwar/index: ls</text:p>
      <text:p text:style-name="P1">total 758704</text:p>
      <text:p text:style-name="P1">-rw------- 1 mlaylwar mlaylwar 840699904 Sep <text:s/>4 16:56 GenomeAssembly.fna</text:p>
      <text:p text:style-name="P1">breezy:/global/scratch/mlaylwar/index: cp ../bwa.pbs bwa_index.pbs</text:p>
      <text:p text:style-name="P1">breezy:/global/scratch/mlaylwar/index: nedit bwa_index.pbs</text:p>
      <text:p text:style-name="P1">Cannot convert string "-*-helvetica-medium-r-normal-*-*-120-*-*-*-iso8859-1" to type FontStruct</text:p>
      <text:p text:style-name="P1">Cannot convert string "-*-helvetica-bold-r-normal-*-*-120-*-*-*-iso8859-1" to type FontStruct</text:p>
      <text:p text:style-name="P1">Cannot convert string "-*-helvetica-medium-o-normal-*-*-120-*-*-*-iso8859-1" to type FontStruct</text:p>
      <text:p text:style-name="P1">Cannot convert string "-*-courier-medium-r-normal-*-*-120-*-*-*-iso8859-1" to type FontStruct</text:p>
      <text:p text:style-name="P1">Cannot convert string "-*-courier-bold-r-normal-*-*-120-*-*-*-iso8859-1" to type FontStruct</text:p>
      <text:p text:style-name="P1">Cannot convert string "-*-courier-medium-o-normal-*-*-120-*-*-*-iso8859-1" to type FontStruct</text:p>
      <text:p text:style-name="P1"><text:soft-page-break/>[2]+ <text:s/>Done <text:s text:c="19"/>mv -i ~/data/GenomeAssembly.fna .</text:p>
      <text:p text:style-name="P1">breezy:/global/scratch/mlaylwar/index: ls</text:p>
      <text:p text:style-name="P1">total 3118068</text:p>
      <text:p text:style-name="P1">-rw-r----- 1 mlaylwar mlaylwar 3188758951 Sep <text:s/>4 15:49 GenomeAssembly.fna</text:p>
      <text:p text:style-name="P1">-rw------- 1 mlaylwar mlaylwar <text:s text:c="7"/>968 Sep <text:s/>4 17:03 bwa_index.pbs</text:p>
      <text:p text:style-name="P1">breezy:/global/scratch/mlaylwar/index: qsub bwa_index.pbs </text:p>
      <text:p text:style-name="P1">281059.breezy-admin</text:p>
      <text:p text:style-name="P1">breezy:/global/scratch/mlaylwar/index: ls</text:p>
      <text:p text:style-name="P1">total 3118068</text:p>
      <text:p text:style-name="P1">-rw-r----- 1 mlaylwar mlaylwar 3188758951 Sep <text:s/>4 15:49 GenomeAssembly.fna</text:p>
      <text:p text:style-name="P1">-rw------- 1 mlaylwar mlaylwar <text:s text:c="9"/>0 Sep <text:s/>4 17:04 GenomeAssembly.fna.pac</text:p>
      <text:p text:style-name="P1">-rw------- 1 mlaylwar mlaylwar <text:s text:c="7"/>968 Sep <text:s/>4 17:03 bwa_index.pbs</text:p>
      <text:p text:style-name="P1">breezy:/global/scratch/mlaylwar/index: showq</text:p>
      <text:p text:style-name="P1"></text:p>
      <text:p text:style-name="P1">active jobs------------------------</text:p>
      <text:p text:style-name="P1">JOBID <text:s text:c="13"/>USERNAME <text:s text:c="5"/>STATE PROCS <text:s text:c="2"/>REMAINING <text:s text:c="11"/>STARTTIME</text:p>
      <text:p text:style-name="P1"></text:p>
      <text:p text:style-name="P1">279767 <text:s text:c="15"/>nking <text:s text:c="3"/>Running <text:s text:c="4"/>1 <text:s text:c="3"/>18:12:51 <text:s/>Wed Sep <text:s/>2 11:18:13</text:p>
      <text:p text:style-name="P1">279831 <text:s text:c="13"/>wailung <text:s text:c="3"/>Running <text:s text:c="4"/>4 <text:s text:c="3"/>20:50:09 <text:s/>Wed Sep <text:s/>2 13:55:31</text:p>
      <text:p text:style-name="P1">279895 <text:s text:c="13"/>wailung <text:s text:c="3"/>Running <text:s text:c="4"/>4 <text:s text:c="3"/>21:28:27 <text:s/>Wed Sep <text:s/>2 14:33:49</text:p>
      <text:p text:style-name="P1">281049 <text:s text:c="13"/>wailung <text:s text:c="3"/>Running <text:s text:c="4"/>1 <text:s text:c="3"/>22:03:08 <text:s/>Fri Sep <text:s/>4 15:08:30</text:p>
      <text:p text:style-name="P1">281059 <text:s text:c="12"/>mlaylwar <text:s text:c="3"/>Running <text:s text:c="4"/>1 <text:s text:c="3"/>23:59:34 <text:s/>Fri Sep <text:s/>4 17:04:56</text:p>
      <text:p text:style-name="P1">279621 <text:s text:c="13"/>tdewolf <text:s text:c="3"/>Running <text:s text:c="4"/>1 <text:s/>1:00:15:17 <text:s/>Tue Sep <text:s/>1 11:20:39</text:p>
      <text:p text:style-name="P1">279407 <text:s text:c="13"/>gleducr <text:s text:c="3"/>Running <text:s text:c="3"/>15 <text:s/>1:01:40:26 <text:s/>Wed Sep <text:s/>2 18:45:48</text:p>
      <text:p text:style-name="P1">280253 <text:s text:c="13"/>hshahin <text:s text:c="3"/>Running <text:s text:c="3"/>12 <text:s/>2:13:24:24 <text:s/>Fri Sep <text:s/>4 06:29:46</text:p>
      <text:p text:style-name="P1">280254 <text:s text:c="13"/>hshahin <text:s text:c="3"/>Running <text:s text:c="3"/>12 <text:s/>2:13:26:20 <text:s/>Fri Sep <text:s/>4 06:31:42</text:p>
      <text:p text:style-name="P1">281005 <text:s text:c="15"/>lagem <text:s text:c="3"/>Running <text:s text:c="4"/>1 <text:s/>2:13:40:24 <text:s/>Fri Sep <text:s/>4 06:45:46</text:p>
      <text:p text:style-name="P1">281011 <text:s text:c="15"/>lagem <text:s text:c="3"/>Running <text:s text:c="4"/>1 <text:s/>2:13:40:40 <text:s/>Fri Sep <text:s/>4 06:46:02</text:p>
      <text:p text:style-name="P1">281010 <text:s text:c="15"/>lagem <text:s text:c="3"/>Running <text:s text:c="4"/>1 <text:s/>2:13:40:40 <text:s/>Fri Sep <text:s/>4 06:46:02</text:p>
      <text:p text:style-name="P1">281015 <text:s text:c="15"/>lagem <text:s text:c="3"/>Running <text:s text:c="4"/>1 <text:s/>2:13:40:40 <text:s/>Fri Sep <text:s/>4 06:46:02</text:p>
      <text:p text:style-name="P1">281013 <text:s text:c="15"/>lagem <text:s text:c="3"/>Running <text:s text:c="4"/>1 <text:s/>2:13:40:40 <text:s/>Fri Sep <text:s/>4 06:46:02</text:p>
      <text:p text:style-name="P1">281012 <text:s text:c="15"/>lagem <text:s text:c="3"/>Running <text:s text:c="4"/>1 <text:s/>2:13:40:40 <text:s/>Fri Sep <text:s/>4 06:46:02</text:p>
      <text:p text:style-name="P1">281014 <text:s text:c="15"/>lagem <text:s text:c="3"/>Running <text:s text:c="4"/>1 <text:s/>2:13:40:40 <text:s/>Fri Sep <text:s/>4 06:46:02</text:p>
      <text:p text:style-name="P1">281019 <text:s text:c="15"/>lagem <text:s text:c="3"/>Running <text:s text:c="4"/>1 <text:s/>2:13:40:56 <text:s/>Fri Sep <text:s/>4 06:46:18</text:p>
      <text:p text:style-name="P1">281023 <text:s text:c="15"/>lagem <text:s text:c="3"/>Running <text:s text:c="4"/>1 <text:s/>2:13:40:56 <text:s/>Fri Sep <text:s/>4 06:46:18</text:p>
      <text:p text:style-name="P1">281020 <text:s text:c="15"/>lagem <text:s text:c="3"/>Running <text:s text:c="4"/>1 <text:s/>2:13:40:56 <text:s/>Fri Sep <text:s/>4 06:46:18</text:p>
      <text:p text:style-name="P1">281021 <text:s text:c="15"/>lagem <text:s text:c="3"/>Running <text:s text:c="4"/>1 <text:s/>2:13:40:56 <text:s/>Fri Sep <text:s/>4 06:46:18</text:p>
      <text:p text:style-name="P1">281022 <text:s text:c="15"/>lagem <text:s text:c="3"/>Running <text:s text:c="4"/>1 <text:s/>2:13:40:56 <text:s/>Fri Sep <text:s/>4 06:46:18</text:p>
      <text:p text:style-name="P1">281029 <text:s text:c="15"/>lagem <text:s text:c="3"/>Running <text:s text:c="4"/>1 <text:s/>2:13:41:12 <text:s/>Fri Sep <text:s/>4 06:46:34</text:p>
      <text:p text:style-name="P1">281026 <text:s text:c="15"/>lagem <text:s text:c="3"/>Running <text:s text:c="4"/>1 <text:s/>2:13:41:12 <text:s/>Fri Sep <text:s/>4 06:46:34</text:p>
      <text:p text:style-name="P1">281031 <text:s text:c="15"/>lagem <text:s text:c="3"/>Running <text:s text:c="4"/>1 <text:s/>2:13:41:12 <text:s/>Fri Sep <text:s/>4 06:46:34</text:p>
      <text:p text:style-name="P1">281027 <text:s text:c="15"/>lagem <text:s text:c="3"/>Running <text:s text:c="4"/>1 <text:s/>2:13:41:12 <text:s/>Fri Sep <text:s/>4 06:46:34</text:p>
      <text:p text:style-name="P1">281025 <text:s text:c="15"/>lagem <text:s text:c="3"/>Running <text:s text:c="4"/>1 <text:s/>2:13:41:12 <text:s/>Fri Sep <text:s/>4 06:46:34</text:p>
      <text:p text:style-name="P1">281024 <text:s text:c="15"/>lagem <text:s text:c="3"/>Running <text:s text:c="4"/>1 <text:s/>2:13:41:12 <text:s/>Fri Sep <text:s/>4 06:46:34</text:p>
      <text:p text:style-name="P1">281034 <text:s text:c="15"/>lagem <text:s text:c="3"/>Running <text:s text:c="4"/>1 <text:s/>2:13:41:28 <text:s/>Fri Sep <text:s/>4 06:46:50</text:p>
      <text:p text:style-name="P1">281035 <text:s text:c="15"/>lagem <text:s text:c="3"/>Running <text:s text:c="4"/>1 <text:s/>2:13:41:28 <text:s/>Fri Sep <text:s/>4 06:46:50</text:p>
      <text:p text:style-name="P1">281032 <text:s text:c="15"/>lagem <text:s text:c="3"/>Running <text:s text:c="4"/>1 <text:s/>2:13:41:28 <text:s/>Fri Sep <text:s/>4 06:46:50</text:p>
      <text:p text:style-name="P1">281033 <text:s text:c="15"/>lagem <text:s text:c="3"/>Running <text:s text:c="4"/>1 <text:s/>2:13:41:28 <text:s/>Fri Sep <text:s/>4 06:46:50</text:p>
      <text:p text:style-name="P1">281036 <text:s text:c="15"/>lagem <text:s text:c="3"/>Running <text:s text:c="4"/>1 <text:s/>2:13:41:28 <text:s/>Fri Sep <text:s/>4 06:46:50</text:p>
      <text:p text:style-name="P1"><text:soft-page-break/>280255 <text:s text:c="13"/>hshahin <text:s text:c="3"/>Running <text:s text:c="3"/>12 <text:s/>2:17:54:18 <text:s/>Fri Sep <text:s/>4 10:59:40</text:p>
      <text:p text:style-name="P1">280990 <text:s text:c="13"/>aijc911 <text:s text:c="3"/>Running <text:s text:c="3"/>24 <text:s/>2:17:54:18 <text:s/>Fri Sep <text:s/>4 10:59:40</text:p>
      <text:p text:style-name="P1">281046 <text:s text:c="13"/>hshahin <text:s text:c="3"/>Running <text:s text:c="3"/>12 <text:s/>2:19:22:16 <text:s/>Fri Sep <text:s/>4 12:27:38</text:p>
      <text:p text:style-name="P1">281050 <text:s text:c="12"/>stoyanov <text:s text:c="3"/>Running <text:s text:c="4"/>1 <text:s/>2:22:08:44 <text:s/>Fri Sep <text:s/>4 15:14:06</text:p>
      <text:p text:style-name="P1">281051 <text:s text:c="12"/>stoyanov <text:s text:c="3"/>Running <text:s text:c="4"/>1 <text:s/>2:22:08:44 <text:s/>Fri Sep <text:s/>4 15:14:06</text:p>
      <text:p text:style-name="P1">281053 <text:s text:c="12"/>stoyanov <text:s text:c="3"/>Running <text:s text:c="4"/>1 <text:s/>2:22:09:00 <text:s/>Fri Sep <text:s/>4 15:14:22</text:p>
      <text:p text:style-name="P1">281052 <text:s text:c="12"/>stoyanov <text:s text:c="3"/>Running <text:s text:c="4"/>1 <text:s/>2:22:09:00 <text:s/>Fri Sep <text:s/>4 15:14:22</text:p>
      <text:p text:style-name="P1">281054 <text:s text:c="12"/>stoyanov <text:s text:c="3"/>Running <text:s text:c="4"/>1 <text:s/>2:22:10:20 <text:s/>Fri Sep <text:s/>4 15:15:42</text:p>
      <text:p text:style-name="P1">281056 <text:s text:c="12"/>stoyanov <text:s text:c="3"/>Running <text:s text:c="4"/>1 <text:s/>2:22:10:20 <text:s/>Fri Sep <text:s/>4 15:15:42</text:p>
      <text:p text:style-name="P1">281057 <text:s text:c="12"/>stoyanov <text:s text:c="3"/>Running <text:s text:c="4"/>1 <text:s/>2:22:10:36 <text:s/>Fri Sep <text:s/>4 15:15:58</text:p>
      <text:p text:style-name="P1">281045 <text:s text:c="13"/>hshahin <text:s text:c="3"/>Running <text:s text:c="3"/>12 <text:s/>2:23:55:50 <text:s/>Fri Sep <text:s/>4 17:01:12</text:p>
      <text:p text:style-name="P1"></text:p>
      <text:p text:style-name="P1">43 active jobs <text:s text:c="9"/>141 of 336 processors in use by local jobs (41.96%)</text:p>
      <text:p text:style-name="P1"><text:s text:c="26"/>11 of 14 nodes active <text:s text:c="5"/>(78.57%)</text:p>
      <text:p text:style-name="P1"></text:p>
      <text:p text:style-name="P1">eligible jobs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279672 <text:s text:c="15"/>kevmu <text:s text:c="6"/>Idle <text:s text:c="3"/>96 <text:s text:c="3"/>12:00:00 <text:s/>Tue Sep <text:s/>1 23:35:51</text:p>
      <text:p text:style-name="P1"></text:p>
      <text:p text:style-name="P1">1 eligible job <text:s text:c="3"/></text:p>
      <text:p text:style-name="P1"></text:p>
      <text:p text:style-name="P1">blocked jobs-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</text:p>
      <text:p text:style-name="P1">0 blocked jobs <text:s text:c="2"/></text:p>
      <text:p text:style-name="P1"></text:p>
      <text:p text:style-name="P1">Total jobs: <text:s/>44</text:p>
      <text:p text:style-name="P1"></text:p>
      <text:p text:style-name="P1">breezy:/global/scratch/mlaylwar/index: qstat -f 281049</text:p>
      <text:p text:style-name="P1">Job Id: 281049.breezy-admin</text:p>
      <text:p text:style-name="P1"><text:s text:c="4"/>Job_Name = cmodel.pbs</text:p>
      <text:p text:style-name="P1"><text:s text:c="4"/>Job_Owner = wailung@breezy</text:p>
      <text:p text:style-name="P1"><text:s text:c="4"/>resources_used.cput = 00:10:18</text:p>
      <text:p text:style-name="P1"><text:s text:c="4"/>resources_used.mem = 655556kb</text:p>
      <text:p text:style-name="P1"><text:s text:c="4"/>resources_used.vmem = 776300kb</text:p>
      <text:p text:style-name="P1"><text:s text:c="4"/>resources_used.walltime = 01:57:29</text:p>
      <text:p text:style-name="P1"><text:s text:c="4"/>job_state = R</text:p>
      <text:p text:style-name="P1"><text:s text:c="4"/>queue = mainq</text:p>
      <text:p text:style-name="P1"><text:s text:c="4"/>server = breezy-admin</text:p>
      <text:p text:style-name="P1"><text:s text:c="4"/>Checkpoint = u</text:p>
      <text:p text:style-name="P1"><text:s text:c="4"/>ctime = Fri Sep <text:s/>4 15:08:25 2015</text:p>
      <text:p text:style-name="P1"><text:s text:c="4"/>Error_Path = breezy:/global/scratch/wailung/Results/cmodel.pbs.e281049</text:p>
      <text:p text:style-name="P1"><text:s text:c="4"/>exec_host = b08/15</text:p>
      <text:p text:style-name="P1"><text:s text:c="4"/>exec_port = 15003</text:p>
      <text:p text:style-name="P1"><text:s text:c="4"/>Hold_Types = n</text:p>
      <text:p text:style-name="P1"><text:s text:c="4"/>Join_Path = n</text:p>
      <text:p text:style-name="P1"><text:s text:c="4"/>Keep_Files = n</text:p>
      <text:p text:style-name="P1"><text:soft-page-break/><text:s text:c="4"/>Mail_Points = bea</text:p>
      <text:p text:style-name="P1"><text:s text:c="4"/>Mail_Users = w.cheung@fisheries.ubc.ca</text:p>
      <text:p text:style-name="P1"><text:s text:c="4"/>mtime = Fri Sep <text:s/>4 15:08:30 2015</text:p>
      <text:p text:style-name="P1"><text:s text:c="4"/>Output_Path = breezy:/global/scratch/wailung/Results/cmodel.pbs.o281049</text:p>
      <text:p text:style-name="P1"><text:s text:c="4"/>Priority = 0</text:p>
      <text:p text:style-name="P1"><text:s text:c="4"/>qtime = Fri Sep <text:s/>4 15:08:25 2015</text:p>
      <text:p text:style-name="P1"><text:s text:c="4"/>Rerunable = False</text:p>
      <text:p text:style-name="P1"><text:s text:c="4"/>Resource_List.mem = 11gb</text:p>
      <text:p text:style-name="P1"><text:s text:c="4"/>Resource_List.nodect = 1</text:p>
      <text:p text:style-name="P1"><text:s text:c="4"/>Resource_List.nodes = 1</text:p>
      <text:p text:style-name="P1"><text:s text:c="4"/>Resource_List.procs = 1</text:p>
      <text:p text:style-name="P1"><text:s text:c="4"/>Resource_List.walltime = 24:00:00</text:p>
      <text:p text:style-name="P1"><text:s text:c="4"/>session_id = 19003</text:p>
      <text:p text:style-name="P1"><text:s text:c="4"/>etime = Fri Sep <text:s/>4 15:08:25 2015</text:p>
      <text:p text:style-name="P1"><text:s text:c="4"/>submit_args = cmodel.pbs</text:p>
      <text:p text:style-name="P1"><text:s text:c="4"/>start_time = Fri Sep <text:s/>4 15:08:30 2015</text:p>
      <text:p text:style-name="P1"><text:s text:c="4"/>Walltime.Remaining = 79325</text:p>
      <text:p text:style-name="P1"><text:s text:c="4"/>start_count = 1</text:p>
      <text:p text:style-name="P1"><text:s text:c="4"/>fault_tolerant = False</text:p>
      <text:p text:style-name="P1"><text:s text:c="4"/>job_radix = 0</text:p>
      <text:p text:style-name="P1"><text:s text:c="4"/>submit_host = breezy</text:p>
      <text:p text:style-name="P1"><text:s text:c="4"/>nppcu = 1</text:p>
      <text:p text:style-name="P1"></text:p>
      <text:p text:style-name="P1">breezy:/global/scratch/mlaylwar/index: qstat -f 281059</text:p>
      <text:p text:style-name="P1">Job Id: 281059.breezy-admin</text:p>
      <text:p text:style-name="P1"><text:s text:c="4"/>Job_Name = bwa_index.pbs</text:p>
      <text:p text:style-name="P1"><text:s text:c="4"/>Job_Owner = mlaylwar@breezy</text:p>
      <text:p text:style-name="P1"><text:s text:c="4"/>resources_used.cput = 00:00:01</text:p>
      <text:p text:style-name="P1"><text:s text:c="4"/>resources_used.mem = 96068kb</text:p>
      <text:p text:style-name="P1"><text:s text:c="4"/>resources_used.vmem = 132204kb</text:p>
      <text:p text:style-name="P1"><text:s text:c="4"/>resources_used.walltime = 00:02:33</text:p>
      <text:p text:style-name="P1"><text:s text:c="4"/>job_state = R</text:p>
      <text:p text:style-name="P1"><text:s text:c="4"/>queue = mainq</text:p>
      <text:p text:style-name="P1"><text:s text:c="4"/>server = breezy-admin</text:p>
      <text:p text:style-name="P1"><text:s text:c="4"/>Checkpoint = u</text:p>
      <text:p text:style-name="P1"><text:s text:c="4"/>ctime = Fri Sep <text:s/>4 17:04:43 2015</text:p>
      <text:p text:style-name="P1"><text:s text:c="4"/>Error_Path = breezy:/global/scratch/mlaylwar/index/bwa_index.pbs.e281059</text:p>
      <text:p text:style-name="P1"><text:s text:c="4"/>exec_host = b08/1</text:p>
      <text:p text:style-name="P1"><text:s text:c="4"/>exec_port = 15003</text:p>
      <text:p text:style-name="P1"><text:s text:c="4"/>Hold_Types = n</text:p>
      <text:p text:style-name="P1"><text:s text:c="4"/>Join_Path = n</text:p>
      <text:p text:style-name="P1"><text:s text:c="4"/>Keep_Files = n</text:p>
      <text:p text:style-name="P1"><text:s text:c="4"/>Mail_Points = a</text:p>
      <text:p text:style-name="P1"><text:s text:c="4"/>mtime = Fri Sep <text:s/>4 17:04:56 2015</text:p>
      <text:p text:style-name="P1"><text:s text:c="4"/>Output_Path = breezy:/global/scratch/mlaylwar/index/bwa_index.pbs.o281059</text:p>
      <text:p text:style-name="P1"><text:s text:c="4"/>Priority = 0</text:p>
      <text:p text:style-name="P1"><text:s text:c="4"/>qtime = Fri Sep <text:s/>4 17:04:43 2015</text:p>
      <text:p text:style-name="P1"><text:s text:c="4"/>Rerunable = True</text:p>
      <text:p text:style-name="P1"><text:s text:c="4"/>Resource_List.mem = 10gb</text:p>
      <text:p text:style-name="P1"><text:soft-page-break/><text:s text:c="4"/>Resource_List.nodect = 1</text:p>
      <text:p text:style-name="P1"><text:s text:c="4"/>Resource_List.nodes = 1:ppn=1</text:p>
      <text:p text:style-name="P1"><text:s text:c="4"/>Resource_List.walltime = 24:00:00</text:p>
      <text:p text:style-name="P1"><text:s text:c="4"/>session_id = 22621</text:p>
      <text:p text:style-name="P1"><text:s text:c="4"/>Shell_Path_List = /bin/bash</text:p>
      <text:p text:style-name="P1"><text:s text:c="4"/>Variable_List = PBS_O_QUEUE=mainq,PBS_O_HOME=/home/mlaylwar,</text:p>
      <text:p text:style-name="P1"><text:tab/>PBS_O_LOGNAME=mlaylwar,</text:p>
      <text:p text:style-name="P1"><text:tab/>PBS_O_PATH=/usr/local/torque/bin:/usr/local/torque/sbin:/global/softw</text:p>
      <text:p text:style-name="P1"><text:tab/>are/bin:/usr/lib64/qt-3.3/bin:/global/software/intel/composerxe-2011/b</text:p>
      <text:p text:style-name="P1"><text:tab/>in:/global/software/openmpi/openmpi-1.6.5/bin:/usr/local/moab/bin:/usr</text:p>
      <text:p text:style-name="P1"><text:tab/>/local/bin:/bin:/usr/bin:/usr/bin:/usr/local/sbin:/usr/sbin:/sbin:/usr</text:p>
      <text:p text:style-name="P1"><text:tab/>/local/ibrix/bin:.:/home/mlaylwar/scripts:/home/mlaylwar/bin:/global/s</text:p>
      <text:p text:style-name="P1"><text:tab/>oftware/bin,PBS_O_MAIL=/var/spool/mail/mlaylwar,PBS_O_SHELL=/bin/bash,</text:p>
      <text:p text:style-name="P1"><text:tab/>PBS_O_LANG=C,PBS_O_WORKDIR=/global/scratch/mlaylwar/index,</text:p>
      <text:p text:style-name="P1"><text:tab/>PBS_O_HOST=breezy,PBS_O_SERVER=breezy-admin</text:p>
      <text:p text:style-name="P1"><text:s text:c="4"/>etime = Fri Sep <text:s/>4 17:04:43 2015</text:p>
      <text:p text:style-name="P1"><text:s text:c="4"/>submit_args = bwa_index.pbs</text:p>
      <text:p text:style-name="P1"><text:s text:c="4"/>start_time = Fri Sep <text:s/>4 17:04:56 2015</text:p>
      <text:p text:style-name="P1"><text:s text:c="4"/>Walltime.Remaining = 86229</text:p>
      <text:p text:style-name="P1"><text:s text:c="4"/>start_count = 1</text:p>
      <text:p text:style-name="P1"><text:s text:c="4"/>fault_tolerant = False</text:p>
      <text:p text:style-name="P1"><text:s text:c="4"/>job_radix = 0</text:p>
      <text:p text:style-name="P1"><text:s text:c="4"/>submit_host = breezy</text:p>
      <text:p text:style-name="P1"><text:s text:c="4"/>nppcu = 1</text:p>
      <text:p text:style-name="P1"></text:p>
      <text:p text:style-name="P1">breezy:/global/scratch/mlaylwar/index: ls</text:p>
      <text:p text:style-name="P1">total 3118068</text:p>
      <text:p text:style-name="P1">-rw-r----- 1 mlaylwar mlaylwar 3188758951 Sep <text:s/>4 15:49 GenomeAssembly.fna</text:p>
      <text:p text:style-name="P1">-rw------- 1 mlaylwar mlaylwar <text:s text:c="9"/>0 Sep <text:s/>4 17:04 GenomeAssembly.fna.pac</text:p>
      <text:p text:style-name="P1">-rw------- 1 mlaylwar mlaylwar <text:s text:c="7"/>968 Sep <text:s/>4 17:03 bwa_index.pbs</text:p>
      <text:p text:style-name="P1">breezy:/global/scratch/mlaylwar/index: cd <text:s/></text:p>
      <text:p text:style-name="P1">breezy:/home/mlaylwar: ls</text:p>
      <text:p text:style-name="P1">total 52</text:p>
      <text:p text:style-name="P1">-rw------- 1 mlaylwar mlaylwar <text:s/>104 Sep <text:s/>4 16:29 .Xauthority</text:p>
      <text:p text:style-name="P1">-rw------- 1 mlaylwar mlaylwar 1928 Sep <text:s/>4 16:28 .bash_history</text:p>
      <text:p text:style-name="P1">-rw-r--r-- 1 mlaylwar mlaylwar <text:s text:c="2"/>18 Sep <text:s/>2 16:17 .bash_logout</text:p>
      <text:p text:style-name="P1">-rw-r--r-- 1 mlaylwar mlaylwar <text:s/>738 Sep <text:s/>4 16:28 .bash_profile</text:p>
      <text:p text:style-name="P1">-rw-r--r-- 1 mlaylwar mlaylwar <text:s/>176 Sep <text:s/>4 16:27 .bash_profile.orig</text:p>
      <text:p text:style-name="P1">-rw-r--r-- 1 mlaylwar mlaylwar <text:s/>823 Sep <text:s/>4 16:35 .bashrc</text:p>
      <text:p text:style-name="P1">-rw-r--r-- 1 mlaylwar mlaylwar <text:s/>124 Sep <text:s/>4 16:27 .bashrc.orig</text:p>
      <text:p text:style-name="P1">-rw-r--r-- 1 mlaylwar mlaylwar <text:s/>500 Sep <text:s/>2 16:17 .emacs</text:p>
      <text:p text:style-name="P1">drwxr-xr-x 2 mlaylwar mlaylwar 4096 Sep <text:s/>2 16:17 .gnome2/</text:p>
      <text:p text:style-name="P1">-rw-rw-r-- 1 mlaylwar mlaylwar <text:s text:c="3"/>0 Sep <text:s/>4 10:18 .lesshst</text:p>
      <text:p text:style-name="P1">drwxr-xr-x 4 mlaylwar mlaylwar 4096 Sep <text:s/>2 16:17 .mozilla/</text:p>
      <text:p text:style-name="P1">drwxrwxr-x 2 mlaylwar mlaylwar 4096 Sep <text:s/>4 16:19 .nedit/</text:p>
      <text:p text:style-name="P1">-rw-rw-r-- 1 mlaylwar mlaylwar <text:s/>880 Sep <text:s/>4 16:21 bwa.pbs</text:p>
      <text:p text:style-name="P1">drwxrwxr-x 2 mlaylwar mlaylwar 4096 Sep <text:s/>4 17:02 data/</text:p>
      <text:p text:style-name="P1">breezy:/home/mlaylwar: cd data</text:p>
      <text:p text:style-name="P1">breezy:/home/mlaylwar/data: ls</text:p>
      <text:p text:style-name="P1"><text:soft-page-break/>total 11331232</text:p>
      <text:p text:style-name="P1">-rw-rw-r-- 1 mlaylwar mlaylwar 11591393270 Sep <text:s/>4 16:41 SRR709438_1.fastq.gz</text:p>
      <text:p text:style-name="P1">breezy:/home/mlaylwar/data: module avail</text:p>
      <text:p text:style-name="P1"></text:p>
      <text:p text:style-name="P1">---------------------------------- /global/software/Modules/3.2.10/modulefiles -----------------------------------</text:p>
      <text:p text:style-name="P1">OpenBUGS/3.2.2 <text:s text:c="14"/>fastx/0.0.13(default) <text:s text:c="7"/>java/1.7.0_67</text:p>
      <text:p text:style-name="P1">R/2.15.1(default) <text:s text:c="11"/>gcc/4.8.4 <text:s text:c="19"/>java/1.8.0_45(default)</text:p>
      <text:p text:style-name="P1">R/2.15.1_JAGS_3.2.0 <text:s text:c="9"/>gcc/5.1.0 <text:s text:c="19"/>modules</text:p>
      <text:p text:style-name="P1">R/3.1.0_intel <text:s text:c="15"/>gcc/gcc-4.9-20140406-beta <text:s text:c="3"/>openmpi/1.6.5(default)</text:p>
      <text:p text:style-name="P1">bcftools/1.2(default) <text:s text:c="7"/>idba-ud/1.1.1 <text:s text:c="15"/>openmpi/1.8.5</text:p>
      <text:p text:style-name="P1">beast/1.8.2(default) <text:s text:c="8"/>intel/12(default) <text:s text:c="11"/>perl/5.17.4(default)</text:p>
      <text:p text:style-name="P1">blcr/0.8.3 <text:s text:c="18"/>intel/2011 <text:s text:c="18"/>perl_modules/5.17.4(default)</text:p>
      <text:p text:style-name="P1">cdo/1.5.8(default) <text:s text:c="10"/>jags/3.2.0 <text:s text:c="18"/>python/2.7.2(default)</text:p>
      <text:p text:style-name="P1">circos/0.67-7(default) <text:s text:c="6"/>jags/3.3.0 <text:s text:c="18"/>samtools/1.2(default)</text:p>
      <text:p text:style-name="P1">breezy:/home/mlaylwar/data: module load samtools</text:p>
      <text:p text:style-name="P1">breezy:/home/mlaylwar/data: module show samtools</text:p>
      <text:p text:style-name="P1">-------------------------------------------------------------------</text:p>
      <text:p text:style-name="P1">/global/software/Modules/3.2.10/modulefiles/samtools/1.2:</text:p>
      <text:p text:style-name="P1"></text:p>
      <text:p text:style-name="P1">module-whatis<text:tab/> Load environment for Samtools 1.2 for manipulating SAM/BAM/CRAM format files. </text:p>
      <text:p text:style-name="P1">prepend-path<text:tab/> PATH /global/software/samtools/samtools12/bin </text:p>
      <text:p text:style-name="P1">prepend-path<text:tab/> MANPATH /global/software/samtools/samtools12/share/man </text:p>
      <text:p text:style-name="P1">-------------------------------------------------------------------</text:p>
      <text:p text:style-name="P1"></text:p>
      <text:p text:style-name="P1">breezy:/home/mlaylwar/data: man samtools</text:p>
      <text:p text:style-name="P1">breezy:/home/mlaylwar/data: samtools --help</text:p>
      <text:p text:style-name="P1"></text:p>
      <text:p text:style-name="P1">Program: samtools (Tools for alignments in the SAM format)</text:p>
      <text:p text:style-name="P1">Version: 1.2 (using htslib 1.2.1)</text:p>
      <text:p text:style-name="P1"></text:p>
      <text:p text:style-name="P1">Usage: <text:s text:c="2"/>samtools &lt;command&gt; [options]</text:p>
      <text:p text:style-name="P1"></text:p>
      <text:p text:style-name="P1">Commands:</text:p>
      <text:p text:style-name="P1"><text:s text:c="2"/>-- indexing</text:p>
      <text:p text:style-name="P1"><text:s text:c="9"/>faidx <text:s text:c="6"/>index/extract FASTA</text:p>
      <text:p text:style-name="P1"><text:s text:c="9"/>index <text:s text:c="6"/>index alignment</text:p>
      <text:p text:style-name="P1"><text:s text:c="2"/>-- editing</text:p>
      <text:p text:style-name="P1"><text:s text:c="9"/>calmd <text:s text:c="6"/>recalculate MD/NM tags and '=' bases</text:p>
      <text:p text:style-name="P1"><text:s text:c="9"/>fixmate <text:s text:c="4"/>fix mate information</text:p>
      <text:p text:style-name="P1"><text:s text:c="9"/>reheader <text:s text:c="3"/>replace BAM header</text:p>
      <text:p text:style-name="P1"><text:s text:c="9"/>rmdup <text:s text:c="6"/>remove PCR duplicates</text:p>
      <text:p text:style-name="P1"><text:s text:c="9"/>targetcut <text:s text:c="2"/>cut fosmid regions (for fosmid pool only)</text:p>
      <text:p text:style-name="P1"><text:s text:c="2"/>-- file operations</text:p>
      <text:p text:style-name="P1"><text:s text:c="9"/>bamshuf <text:s text:c="4"/>shuffle and group alignments by name</text:p>
      <text:p text:style-name="P1"><text:s text:c="9"/>cat <text:s text:c="8"/>concatenate BAMs</text:p>
      <text:p text:style-name="P1"><text:s text:c="9"/>merge <text:s text:c="6"/>merge sorted alignments</text:p>
      <text:p text:style-name="P1"><text:s text:c="9"/>mpileup <text:s text:c="4"/>multi-way pileup</text:p>
      <text:p text:style-name="P1"><text:soft-page-break/><text:s text:c="9"/>sort <text:s text:c="7"/>sort alignment file</text:p>
      <text:p text:style-name="P1"><text:s text:c="9"/>split <text:s text:c="6"/>splits a file by read group</text:p>
      <text:p text:style-name="P1"><text:s text:c="9"/>bam2fq <text:s text:c="5"/>converts a BAM to a FASTQ</text:p>
      <text:p text:style-name="P1"><text:s text:c="2"/>-- stats</text:p>
      <text:p text:style-name="P1"><text:s text:c="9"/>bedcov <text:s text:c="5"/>read depth per BED region</text:p>
      <text:p text:style-name="P1"><text:s text:c="9"/>depth <text:s text:c="6"/>compute the depth</text:p>
      <text:p text:style-name="P1"><text:s text:c="9"/>flagstat <text:s text:c="3"/>simple stats</text:p>
      <text:p text:style-name="P1"><text:s text:c="9"/>idxstats <text:s text:c="3"/>BAM index stats</text:p>
      <text:p text:style-name="P1"><text:s text:c="9"/>phase <text:s text:c="6"/>phase heterozygotes</text:p>
      <text:p text:style-name="P1"><text:s text:c="9"/>stats <text:s text:c="6"/>generate stats (former bamcheck)</text:p>
      <text:p text:style-name="P1"><text:s text:c="2"/>-- viewing</text:p>
      <text:p text:style-name="P1"><text:s text:c="9"/>flags <text:s text:c="6"/>explain BAM flags</text:p>
      <text:p text:style-name="P1"><text:s text:c="9"/>tview <text:s text:c="6"/>text alignment viewer</text:p>
      <text:p text:style-name="P1"><text:s text:c="9"/>view <text:s text:c="7"/>SAM&lt;-&gt;BAM&lt;-&gt;CRAM conversion</text:p>
      <text:p text:style-name="P1"></text:p>
      <text:p text:style-name="P1">breezy:/home/mlaylwar/data: cd</text:p>
      <text:p text:style-name="P1">breezy:/home/mlaylwar: cat bwa.pbs </text:p>
      <text:p text:style-name="P1">#!/bin/bash</text:p>
      <text:p text:style-name="P1">#PBS -S /bin/bash</text:p>
      <text:p text:style-name="P1"></text:p>
      <text:p text:style-name="P1"># Sample script for running an OpenMP-based parallel program, openmp_diffuse.</text:p>
      <text:p text:style-name="P1"></text:p>
      <text:p text:style-name="P1">cd $PBS_O_WORKDIR</text:p>
      <text:p text:style-name="P1">echo "Current working directory is `pwd`"</text:p>
      <text:p text:style-name="P1"></text:p>
      <text:p text:style-name="P1">echo "Running on `hostname`"</text:p>
      <text:p text:style-name="P1"></text:p>
      <text:p text:style-name="P1"># On many WestGrid systems a variable PBS_NUM_PPN is automatically</text:p>
      <text:p text:style-name="P1"># assigned the number of cores requested of the batch system</text:p>
      <text:p text:style-name="P1"># on a single node (as is appropriate for OpenMP-based programs) and one could use</text:p>
      <text:p text:style-name="P1"></text:p>
      <text:p text:style-name="P1"># echo "Running on $PBS_NUM_PPN cores."</text:p>
      <text:p text:style-name="P1"># export OMP_NUM_THREADS=$PBS_NUM_PPN</text:p>
      <text:p text:style-name="P1"></text:p>
      <text:p text:style-name="P1"># On systems where $PBS_NUM_PPN is not available, one could use:</text:p>
      <text:p text:style-name="P1"></text:p>
      <text:p text:style-name="P1">CORES=`/bin/awk 'END {print NR}' $PBS_NODEFILE`</text:p>
      <text:p text:style-name="P1">echo "Running on $CORES cores."</text:p>
      <text:p text:style-name="P1"></text:p>
      <text:p text:style-name="P1">echo "Starting run at: `date`"</text:p>
      <text:p text:style-name="P1"></text:p>
      <text:p text:style-name="P1"># Set the number of threads that OpenMP can use to the number of cores requested</text:p>
      <text:p text:style-name="P1">export OMP_NUM_THREADS=$CORES</text:p>
      <text:p text:style-name="P1"></text:p>
      <text:p text:style-name="P1">/global/software/bwa/bwa075a/bin/bwa -h</text:p>
      <text:p text:style-name="P1">echo "Program bwa finished with exit code $? at: `date`"</text:p>
      <text:p text:style-name="P1">breezy:/home/mlaylwar: emacs -nw bwa.pbs</text:p>
      <text:p text:style-name="P1">breezy:/home/mlaylwar: showq -u mlaylwar</text:p>
      <text:p text:style-name="P1"></text:p>
      <text:p text:style-name="P1"><text:soft-page-break/>active jobs------------------------</text:p>
      <text:p text:style-name="P1">JOBID <text:s text:c="13"/>USERNAME <text:s text:c="5"/>STATE PROCS <text:s text:c="2"/>REMAINING <text:s text:c="11"/>STARTTIME</text:p>
      <text:p text:style-name="P1"></text:p>
      <text:p text:style-name="P1">281059 <text:s text:c="12"/>mlaylwar <text:s text:c="3"/>Running <text:s text:c="4"/>1 <text:s text:c="3"/>23:38:26 <text:s/>Fri Sep <text:s/>4 17:04:56</text:p>
      <text:p text:style-name="P1"></text:p>
      <text:p text:style-name="P1">1 active job <text:s text:c="13"/>1 of 336 processors in use by local jobs (0.30%)</text:p>
      <text:p text:style-name="P1"><text:s text:c="26"/>11 of 14 nodes active <text:s text:c="5"/>(78.57%)</text:p>
      <text:p text:style-name="P1"></text:p>
      <text:p text:style-name="P1">eligible jobs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</text:p>
      <text:p text:style-name="P1">0 eligible jobs <text:s text:c="2"/></text:p>
      <text:p text:style-name="P1"></text:p>
      <text:p text:style-name="P1">blocked jobs-----------------------</text:p>
      <text:p text:style-name="P1">JOBID <text:s text:c="13"/>USERNAME <text:s text:c="5"/>STATE PROCS <text:s text:c="4"/>WCLIMIT <text:s text:c="11"/>QUEUETIME</text:p>
      <text:p text:style-name="P1"></text:p>
      <text:p text:style-name="P1"></text:p>
      <text:p text:style-name="P1">0 blocked jobs <text:s text:c="2"/></text:p>
      <text:p text:style-name="P1"></text:p>
      <text:p text:style-name="P1">Total job: <text:s/>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7:38:24.474442159</meta:creation-date>
    <dc:date>2015-09-04T18:01:20.500432284</dc:date>
    <meta:editing-duration>P0D</meta:editing-duration>
    <meta:editing-cycles>1</meta:editing-cycles>
    <meta:document-statistic meta:table-count="0" meta:image-count="0" meta:object-count="0" meta:page-count="11" meta:paragraph-count="509" meta:word-count="2499" meta:character-count="23866" meta:non-whitespace-character-count="16600"/>
    <meta:generator>LibreOffice/4.2.8.2$Linux_X86_64 LibreOffice_project/420m0$Build-2</meta:generator>
  </office:meta>
</office:document-meta>
</file>